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create Ultra Rares or Mystery Boxes; unique animation for the present box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6T12:15:10.674242563</dc:date>
    <meta:editing-duration>P2DT18H53M43S</meta:editing-duration>
    <meta:editing-cycles>456</meta:editing-cycles>
    <meta:document-statistic meta:table-count="9" meta:cell-count="1413" meta:object-count="0"/>
  </office:meta>
</office:document-meta>
</file>